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style:vertical-align="" fo:padding="0in" fo:border="0.75pt solid #000000" style:writing-mode="page"/>
    </style:style>
    <style:style style:name="Table1.B1" style:family="table-cell">
      <style:table-cell-properties style:vertical-align="middle" fo:padding="0in" fo:border="0.75pt solid #000000" style:writing-mode="page"/>
    </style:style>
    <style:style style:name="Table1.A2" style:family="table-cell">
      <style:table-cell-properties fo:padding="0in" fo:border="0.75pt solid #000000" style:writing-mode="page"/>
    </style:style>
    <style:style style:name="Table1.B2" style:family="table-cell">
      <style:table-cell-properties fo:padding="0in" fo:border="0.75pt solid #000000" style:writing-mode="page"/>
    </style:style>
    <style:style style:name="Table1.C2" style:family="table-cell">
      <style:table-cell-properties fo:padding="0in" fo:border="0.75pt solid #000000" style:writing-mode="page"/>
    </style:style>
    <style:style style:name="Table1.A3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3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3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4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4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4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5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5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5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6" style:family="table-cell">
      <style:table-cell-properties fo:padding="0in" fo:border="0.75pt solid #000000" style:writing-mode="page"/>
    </style:style>
    <style:style style:name="Table1.B6" style:family="table-cell">
      <style:table-cell-properties fo:padding="0in" fo:border="0.75pt solid #000000" style:writing-mode="page"/>
    </style:style>
    <style:style style:name="Table1.C6" style:family="table-cell">
      <style:table-cell-properties fo:padding="0in" fo:border="0.75pt solid #000000" style:writing-mode="page"/>
    </style:style>
    <style:style style:name="Table1.A7" style:family="table-cell">
      <style:table-cell-properties fo:padding="0in" fo:border="0.75pt solid #000000" style:writing-mode="page"/>
    </style:style>
    <style:style style:name="Table1.B7" style:family="table-cell">
      <style:table-cell-properties fo:padding="0in" fo:border="0.75pt solid #000000" style:writing-mode="page"/>
    </style:style>
    <style:style style:name="Table1.C7" style:family="table-cell">
      <style:table-cell-properties fo:padding="0in" fo:border="0.75pt solid #000000" style:writing-mode="page"/>
    </style:style>
    <style:style style:name="Table1.A8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8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8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9" style:family="table-cell">
      <style:table-cell-properties fo:padding="0in" fo:border="0.75pt solid #000000" style:writing-mode="page"/>
    </style:style>
    <style:style style:name="Table1.B9" style:family="table-cell">
      <style:table-cell-properties fo:padding="0in" fo:border="0.75pt solid #000000" style:writing-mode="page"/>
    </style:style>
    <style:style style:name="Table1.C9" style:family="table-cell">
      <style:table-cell-properties fo:padding="0in" fo:border="0.75pt solid #000000" style:writing-mode="page"/>
    </style:style>
    <style:style style:name="Table1.A10" style:family="table-cell">
      <style:table-cell-properties fo:padding="0in" fo:border="0.75pt solid #000000" style:writing-mode="page"/>
    </style:style>
    <style:style style:name="Table1.B10" style:family="table-cell">
      <style:table-cell-properties fo:padding="0in" fo:border="0.75pt solid #000000" style:writing-mode="page"/>
    </style:style>
    <style:style style:name="Table1.C10" style:family="table-cell">
      <style:table-cell-properties fo:padding="0in" fo:border="0.75pt solid #000000" style:writing-mode="page"/>
    </style:style>
    <style:style style:name="Table1.A11" style:family="table-cell">
      <style:table-cell-properties fo:padding="0in" fo:border="0.75pt solid #000000" style:writing-mode="page"/>
    </style:style>
    <style:style style:name="Table1.B11" style:family="table-cell">
      <style:table-cell-properties fo:padding="0in" fo:border="0.75pt solid #000000" style:writing-mode="page"/>
    </style:style>
    <style:style style:name="Table1.C11" style:family="table-cell">
      <style:table-cell-properties fo:padding="0in" fo:border="0.75pt solid #000000" style:writing-mode="page"/>
    </style:style>
    <style:style style:name="Table1.A12" style:family="table-cell">
      <style:table-cell-properties fo:padding="0in" fo:border="0.75pt solid #000000" style:writing-mode="page"/>
    </style:style>
    <style:style style:name="Table1.B12" style:family="table-cell">
      <style:table-cell-properties fo:padding="0in" fo:border="0.75pt solid #000000" style:writing-mode="page"/>
    </style:style>
    <style:style style:name="Table1.C12" style:family="table-cell">
      <style:table-cell-properties fo:padding="0in" fo:border="0.75pt solid #000000" style:writing-mode="page"/>
    </style:style>
    <style:style style:name="Table1.A13" style:family="table-cell">
      <style:table-cell-properties fo:padding="0in" fo:border="0.75pt solid #000000" style:writing-mode="page"/>
    </style:style>
    <style:style style:name="Table1.B13" style:family="table-cell">
      <style:table-cell-properties fo:padding="0in" fo:border="0.75pt solid #000000" style:writing-mode="page"/>
    </style:style>
    <style:style style:name="Table1.C13" style:family="table-cell">
      <style:table-cell-properties fo:padding="0in" fo:border="0.75pt solid #000000" style:writing-mode="page"/>
    </style:style>
    <style:style style:name="Table1.A14" style:family="table-cell">
      <style:table-cell-properties fo:padding="0in" fo:border="0.75pt solid #000000" style:writing-mode="page"/>
    </style:style>
    <style:style style:name="Table1.B14" style:family="table-cell">
      <style:table-cell-properties fo:padding="0in" fo:border="0.75pt solid #000000" style:writing-mode="page"/>
    </style:style>
    <style:style style:name="Table1.C14" style:family="table-cell">
      <style:table-cell-properties fo:padding="0in" fo:border="0.75pt solid #000000" style:writing-mode="page"/>
    </style:style>
    <style:style style:name="Table1.A15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15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15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16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16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16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17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17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17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18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18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18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19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19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19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20" style:family="table-cell">
      <style:table-cell-properties fo:padding="0in" fo:border="0.75pt solid #000000" style:writing-mode="page"/>
    </style:style>
    <style:style style:name="Table1.B20" style:family="table-cell">
      <style:table-cell-properties fo:padding="0in" fo:border="0.75pt solid #000000" style:writing-mode="page"/>
    </style:style>
    <style:style style:name="Table1.C20" style:family="table-cell">
      <style:table-cell-properties fo:padding="0in" fo:border="0.75pt solid #000000" style:writing-mode="page"/>
    </style:style>
    <style:style style:name="Table1.A21" style:family="table-cell">
      <style:table-cell-properties fo:padding="0in" fo:border="0.75pt solid #000000" style:writing-mode="page"/>
    </style:style>
    <style:style style:name="Table1.B21" style:family="table-cell">
      <style:table-cell-properties fo:padding="0in" fo:border="0.75pt solid #000000" style:writing-mode="page"/>
    </style:style>
    <style:style style:name="Table1.C21" style:family="table-cell">
      <style:table-cell-properties fo:padding="0in" fo:border="0.75pt solid #000000" style:writing-mode="page"/>
    </style:style>
    <style:style style:name="Table1.A22" style:family="table-cell">
      <style:table-cell-properties fo:padding="0in" fo:border="0.75pt solid #000000" style:writing-mode="page"/>
    </style:style>
    <style:style style:name="Table1.B22" style:family="table-cell">
      <style:table-cell-properties fo:padding="0in" fo:border="0.75pt solid #000000" style:writing-mode="page"/>
    </style:style>
    <style:style style:name="Table1.C22" style:family="table-cell">
      <style:table-cell-properties fo:padding="0in" fo:border="0.75pt solid #000000" style:writing-mode="page"/>
    </style:style>
    <style:style style:name="Table1.A23" style:family="table-cell">
      <style:table-cell-properties fo:padding="0in" fo:border="0.75pt solid #000000" style:writing-mode="page"/>
    </style:style>
    <style:style style:name="Table1.B23" style:family="table-cell">
      <style:table-cell-properties fo:padding="0in" fo:border="0.75pt solid #000000" style:writing-mode="page"/>
    </style:style>
    <style:style style:name="Table1.C23" style:family="table-cell">
      <style:table-cell-properties fo:padding="0in" fo:border="0.75pt solid #000000" style:writing-mode="page"/>
    </style:style>
    <style:style style:name="Table1.A24" style:family="table-cell">
      <style:table-cell-properties fo:padding="0in" fo:border="0.75pt solid #000000" style:writing-mode="page"/>
    </style:style>
    <style:style style:name="Table1.B24" style:family="table-cell">
      <style:table-cell-properties fo:padding="0in" fo:border="0.75pt solid #000000" style:writing-mode="page"/>
    </style:style>
    <style:style style:name="Table1.C24" style:family="table-cell">
      <style:table-cell-properties fo:padding="0in" fo:border="0.75pt solid #000000" style:writing-mode="page"/>
    </style:style>
    <style:style style:name="Table1.A25" style:family="table-cell">
      <style:table-cell-properties fo:padding="0in" fo:border="0.75pt solid #000000" style:writing-mode="page"/>
    </style:style>
    <style:style style:name="Table1.B25" style:family="table-cell">
      <style:table-cell-properties fo:padding="0in" fo:border="0.75pt solid #000000" style:writing-mode="page"/>
    </style:style>
    <style:style style:name="Table1.C25" style:family="table-cell">
      <style:table-cell-properties fo:padding="0in" fo:border="0.75pt solid #000000" style:writing-mode="page"/>
    </style:style>
    <style:style style:name="Table1.A26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26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26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27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27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27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28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28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28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29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29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29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30" style:family="table-cell">
      <style:table-cell-properties fo:padding="0in" fo:border="0.75pt solid #000000" style:writing-mode="page"/>
    </style:style>
    <style:style style:name="Table1.B30" style:family="table-cell">
      <style:table-cell-properties fo:padding="0in" fo:border="0.75pt solid #000000" style:writing-mode="page"/>
    </style:style>
    <style:style style:name="Table1.C30" style:family="table-cell">
      <style:table-cell-properties fo:padding="0in" fo:border="0.75pt solid #000000" style:writing-mode="page"/>
    </style:style>
    <style:style style:name="Table1.A31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31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31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32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32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32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33" style:family="table-cell">
      <style:table-cell-properties fo:padding="0in" fo:border="0.75pt solid #000000" style:writing-mode="page"/>
    </style:style>
    <style:style style:name="Table1.B33" style:family="table-cell">
      <style:table-cell-properties fo:padding="0in" fo:border="0.75pt solid #000000" style:writing-mode="page"/>
    </style:style>
    <style:style style:name="Table1.C33" style:family="table-cell">
      <style:table-cell-properties fo:padding="0in" fo:border="0.75pt solid #000000" style:writing-mode="page"/>
    </style:style>
    <style:style style:name="Table1.A34" style:family="table-cell">
      <style:table-cell-properties fo:padding="0in" fo:border="0.75pt solid #000000" style:writing-mode="page"/>
    </style:style>
    <style:style style:name="Table1.B34" style:family="table-cell">
      <style:table-cell-properties fo:padding="0in" fo:border="0.75pt solid #000000" style:writing-mode="page"/>
    </style:style>
    <style:style style:name="Table1.C34" style:family="table-cell">
      <style:table-cell-properties fo:padding="0in" fo:border="0.75pt solid #000000" style:writing-mode="page"/>
    </style:style>
    <style:style style:name="Table1.A35" style:family="table-cell">
      <style:table-cell-properties fo:padding="0in" fo:border="0.75pt solid #000000" style:writing-mode="page"/>
    </style:style>
    <style:style style:name="Table1.C35" style:family="table-cell">
      <style:table-cell-properties fo:padding="0in" fo:border="0.75pt solid #000000" style:writing-mode="page"/>
    </style:style>
    <style:style style:name="Table1.A36" style:family="table-cell">
      <style:table-cell-properties fo:padding="0in" fo:border="0.75pt solid #000000" style:writing-mode="page"/>
    </style:style>
    <style:style style:name="Table1.B36" style:family="table-cell">
      <style:table-cell-properties fo:padding="0in" fo:border="0.75pt solid #000000" style:writing-mode="page"/>
    </style:style>
    <style:style style:name="Table1.C36" style:family="table-cell">
      <style:table-cell-properties fo:padding="0in" fo:border="0.75pt solid #000000" style:writing-mode="page"/>
    </style:style>
    <style:style style:name="Table1.A37" style:family="table-cell">
      <style:table-cell-properties fo:padding="0in" fo:border="0.75pt solid #000000" style:writing-mode="page"/>
    </style:style>
    <style:style style:name="Table1.B37" style:family="table-cell">
      <style:table-cell-properties fo:padding="0in" fo:border="0.75pt solid #000000" style:writing-mode="page"/>
    </style:style>
    <style:style style:name="Table1.C37" style:family="table-cell">
      <style:table-cell-properties fo:padding="0in" fo:border="0.75pt solid #000000" style:writing-mode="page"/>
    </style:style>
    <style:style style:name="Table1.A38" style:family="table-cell">
      <style:table-cell-properties fo:padding="0in" fo:border="0.75pt solid #000000" style:writing-mode="page"/>
    </style:style>
    <style:style style:name="Table1.B38" style:family="table-cell">
      <style:table-cell-properties fo:padding="0in" fo:border="0.75pt solid #000000" style:writing-mode="page"/>
    </style:style>
    <style:style style:name="Table1.C38" style:family="table-cell">
      <style:table-cell-properties fo:padding="0in" fo:border="0.75pt solid #000000" style:writing-mode="page"/>
    </style:style>
    <style:style style:name="Table1.A39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39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39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40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40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40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41" style:family="table-row">
      <style:table-row-properties style:min-row-height="0.6319in"/>
    </style:style>
    <style:style style:name="Table1.A41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41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41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42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42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42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43" style:family="table-cell">
      <style:table-cell-properties fo:padding="0in" fo:border="0.75pt solid #000000" style:writing-mode="page"/>
    </style:style>
    <style:style style:name="Table1.B43" style:family="table-cell">
      <style:table-cell-properties fo:padding="0in" fo:border="0.75pt solid #000000" style:writing-mode="page"/>
    </style:style>
    <style:style style:name="Table1.C43" style:family="table-cell">
      <style:table-cell-properties fo:padding="0in" fo:border="0.75pt solid #000000" style:writing-mode="page"/>
    </style:style>
    <style:style style:name="Table1.A44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44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44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A45" style:family="table-cell">
      <style:table-cell-properties fo:padding="0in" fo:border="0.75pt solid #000000" style:writing-mode="page"/>
    </style:style>
    <style:style style:name="Table1.B45" style:family="table-cell">
      <style:table-cell-properties fo:padding="0in" fo:border="0.75pt solid #000000" style:writing-mode="page"/>
    </style:style>
    <style:style style:name="Table1.C45" style:family="table-cell">
      <style:table-cell-properties fo:padding="0in" fo:border="0.75pt solid #000000" style:writing-mode="page"/>
    </style:style>
    <style:style style:name="Table1.A46" style:family="table-cell">
      <style:table-cell-properties fo:padding="0in" fo:border="0.75pt solid #000000" style:writing-mode="page"/>
    </style:style>
    <style:style style:name="Table1.B46" style:family="table-cell">
      <style:table-cell-properties fo:padding="0in" fo:border="0.75pt solid #000000" style:writing-mode="page"/>
    </style:style>
    <style:style style:name="Table1.C46" style:family="table-cell">
      <style:table-cell-properties fo:padding="0in" fo:border="0.75pt solid #000000" style:writing-mode="page"/>
    </style:style>
    <style:style style:name="Table1.A47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B47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Table1.C47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865f2" officeooo:paragraph-rsid="001865f2" style:font-weight-asian="bold" style:font-weight-complex="bold"/>
    </style:style>
    <style:style style:name="P2" style:family="paragraph" style:parent-style-name="Table_20_Contents">
      <style:text-properties officeooo:rsid="001ddd47" officeooo:paragraph-rsid="001ddd47"/>
    </style:style>
    <style:style style:name="P3" style:family="paragraph" style:parent-style-name="Table_20_Contents">
      <style:text-properties officeooo:paragraph-rsid="001ddd47"/>
    </style:style>
    <style:style style:name="P4" style:family="paragraph" style:parent-style-name="Table_20_Contents">
      <style:text-properties officeooo:rsid="001ed3ca" officeooo:paragraph-rsid="001ed3ca"/>
    </style:style>
    <style:style style:name="P5" style:family="paragraph" style:parent-style-name="Table_20_Contents">
      <style:text-properties officeooo:paragraph-rsid="001ed3ca"/>
    </style:style>
    <style:style style:name="P6" style:family="paragraph" style:parent-style-name="Table_20_Contents">
      <style:text-properties officeooo:rsid="0019232e" officeooo:paragraph-rsid="0019232e"/>
    </style:style>
    <style:style style:name="P7" style:family="paragraph" style:parent-style-name="Table_20_Contents">
      <style:text-properties officeooo:rsid="0019232e" officeooo:paragraph-rsid="001ed3ca"/>
    </style:style>
    <style:style style:name="P8" style:family="paragraph" style:parent-style-name="Table_20_Contents">
      <style:text-properties officeooo:rsid="001fab59" officeooo:paragraph-rsid="001fab59"/>
    </style:style>
    <style:style style:name="P9" style:family="paragraph" style:parent-style-name="Table_20_Contents">
      <style:text-properties officeooo:rsid="0019232e" officeooo:paragraph-rsid="001aa171"/>
    </style:style>
    <style:style style:name="P10" style:family="paragraph" style:parent-style-name="Table_20_Contents">
      <style:text-properties officeooo:rsid="001aa171" officeooo:paragraph-rsid="001aa171"/>
    </style:style>
    <style:style style:name="P11" style:family="paragraph" style:parent-style-name="Table_20_Contents">
      <style:text-properties officeooo:rsid="00201c5b" officeooo:paragraph-rsid="00201c5b"/>
    </style:style>
    <style:style style:name="P12" style:family="paragraph" style:parent-style-name="Table_20_Contents">
      <style:text-properties officeooo:rsid="001aa171" officeooo:paragraph-rsid="00201c5b"/>
    </style:style>
    <style:style style:name="P13" style:family="paragraph" style:parent-style-name="Table_20_Contents">
      <style:text-properties officeooo:rsid="0019232e" officeooo:paragraph-rsid="001ddd47"/>
    </style:style>
    <style:style style:name="P14" style:family="paragraph" style:parent-style-name="Standard">
      <style:text-properties fo:font-size="14pt" fo:font-weight="bold" officeooo:rsid="0021c42e" officeooo:paragraph-rsid="0021c42e" style:font-size-asian="12.25pt" style:font-weight-asian="bold" style:font-size-complex="14pt" style:font-weight-complex="bold"/>
    </style:style>
    <style:style style:name="P15" style:family="paragraph" style:parent-style-name="Standard" style:list-style-name="L1">
      <style:text-properties fo:font-size="14pt" fo:font-weight="normal" officeooo:rsid="0021c42e" officeooo:paragraph-rsid="0021c42e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21c42e" officeooo:paragraph-rsid="0021c42e" style:font-size-asian="12.25pt" style:font-weight-asian="normal" style:font-size-complex="14pt" style:font-weight-complex="normal"/>
    </style:style>
    <style:style style:name="P17" style:family="paragraph" style:parent-style-name="Standard" style:list-style-name="L2">
      <style:text-properties fo:font-size="14pt" fo:font-weight="normal" officeooo:rsid="0021c42e" officeooo:paragraph-rsid="0021c42e" style:font-size-asian="12.25pt" style:font-weight-asian="normal" style:font-size-complex="14pt" style:font-weight-complex="normal"/>
    </style:style>
    <style:style style:name="T1" style:family="text">
      <style:text-properties officeooo:rsid="001fab59"/>
    </style:style>
    <style:style style:name="T2" style:family="text">
      <style:text-properties officeooo:rsid="001aa171"/>
    </style:style>
    <style:style style:name="T3" style:family="text">
      <style:text-properties officeooo:rsid="00201c5b"/>
    </style:style>
    <style:style style:name="T4" style:family="text">
      <style:text-properties officeooo:rsid="001ddd47"/>
    </style:style>
    <style:style style:name="T5" style:family="text">
      <style:text-properties fo:language="en" fo:country="US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1">Tip Matrice</text:p>
            </table:table-cell>
            <table:table-cell table:style-name="Table1.B1" office:value-type="string">
              <text:p text:style-name="P1">Nr threads</text:p>
            </table:table-cell>
            <table:table-cell table:style-name="Table1.B1" office:value-type="string">
              <text:p text:style-name="P1">Timp executie</text:p>
            </table:table-cell>
          </table:table-row>
        </table:table-header-rows>
        <table:table-row>
          <table:table-cell table:style-name="Table1.A2" office:value-type="string">
            <text:p text:style-name="P2">1)</text:p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3">N=M=10<text:tab/></text:p>
            <text:p text:style-name="P3">n=m=3</text:p>
          </table:table-cell>
          <table:table-cell table:style-name="Table1.B3" office:value-type="string">
            <text:p text:style-name="Table_20_Contents">secvential<text:tab/></text:p>
          </table:table-cell>
          <table:table-cell table:style-name="Table1.C3" office:value-type="string">
            <text:p text:style-name="P4">5.399 ms</text:p>
          </table:table-cell>
        </table:table-row>
        <table:table-row>
          <table:table-cell table:style-name="Table1.A4" office:value-type="string">
            <text:p text:style-name="P3">N=M=10<text:tab/></text:p>
            <text:p text:style-name="P3">n=m=3</text:p>
          </table:table-cell>
          <table:table-cell table:style-name="Table1.B4" office:value-type="string">
            <text:p text:style-name="P2">4 - linii</text:p>
          </table:table-cell>
          <table:table-cell table:style-name="Table1.C4" office:value-type="string">
            <text:p text:style-name="P4">1.177 ms</text:p>
          </table:table-cell>
        </table:table-row>
        <table:table-row>
          <table:table-cell table:style-name="Table1.A4" office:value-type="string">
            <text:p text:style-name="P5">N=M=10<text:tab/></text:p>
            <text:p text:style-name="P5">n=m=3</text:p>
          </table:table-cell>
          <table:table-cell table:style-name="Table1.B4" office:value-type="string">
            <text:p text:style-name="P4">4 - coloane</text:p>
          </table:table-cell>
          <table:table-cell table:style-name="Table1.C4" office:value-type="string">
            <text:p text:style-name="P4">1.170 ms</text:p>
          </table:table-cell>
        </table:table-row>
        <table:table-row>
          <table:table-cell table:style-name="Table1.A6" office:value-type="string">
            <text:p text:style-name="Table_20_Contents"/>
          </table:table-cell>
          <table:table-cell table:style-name="Table1.B6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Table_20_Contents"/>
          </table:table-cell>
          <table:table-cell table:style-name="Table1.B7" office:value-type="string">
            <text:p text:style-name="Table_20_Contents"/>
          </table:table-cell>
          <table:table-cell table:style-name="Table1.C7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2">2)</text:p>
          </table:table-cell>
          <table:table-cell table:style-name="Table1.B8" office:value-type="string">
            <text:p text:style-name="Table_20_Contents"/>
          </table:table-cell>
          <table:table-cell table:style-name="Table1.C8" office:value-type="string">
            <text:p text:style-name="P6"/>
          </table:table-cell>
        </table:table-row>
        <table:table-row>
          <table:table-cell table:style-name="Table1.A9" office:value-type="string">
            <text:p text:style-name="P6">N=M=1000</text:p>
            <text:p text:style-name="P6">n=m=5</text:p>
          </table:table-cell>
          <table:table-cell table:style-name="Table1.B9" office:value-type="string">
            <text:p text:style-name="P6">secvential</text:p>
          </table:table-cell>
          <table:table-cell table:style-name="Table1.C9" office:value-type="string">
            <text:p text:style-name="P6"><text:span text:style-name="T1">8.42</text:span> ms</text:p>
          </table:table-cell>
        </table:table-row>
        <table:table-row>
          <table:table-cell table:style-name="Table1.A10" office:value-type="string">
            <text:p text:style-name="P6">N=M=1000</text:p>
            <text:p text:style-name="P6">n=m=5</text:p>
          </table:table-cell>
          <table:table-cell table:style-name="Table1.B10" office:value-type="string">
            <text:p text:style-name="P6">2 - linii</text:p>
          </table:table-cell>
          <table:table-cell table:style-name="Table1.C10" office:value-type="string">
            <text:p text:style-name="P6"><text:span text:style-name="T1">11.12</text:span> ms</text:p>
          </table:table-cell>
        </table:table-row>
        <table:table-row>
          <table:table-cell table:style-name="Table1.A11" office:value-type="string">
            <text:p text:style-name="P6">N=M=1000</text:p>
            <text:p text:style-name="P6">n=m=5</text:p>
          </table:table-cell>
          <table:table-cell table:style-name="Table1.B11" office:value-type="string">
            <text:p text:style-name="P6">4 -linii</text:p>
          </table:table-cell>
          <table:table-cell table:style-name="Table1.C11" office:value-type="string">
            <text:p text:style-name="P6"><text:span text:style-name="T1">15.63</text:span> ms</text:p>
          </table:table-cell>
        </table:table-row>
        <table:table-row>
          <table:table-cell table:style-name="Table1.A12" office:value-type="string">
            <text:p text:style-name="P6">N=M=1000</text:p>
            <text:p text:style-name="P6">n=m=5</text:p>
          </table:table-cell>
          <table:table-cell table:style-name="Table1.B12" office:value-type="string">
            <text:p text:style-name="P6">8 – linii</text:p>
          </table:table-cell>
          <table:table-cell table:style-name="Table1.C12" office:value-type="string">
            <text:p text:style-name="P6"><text:span text:style-name="T1">16.06</text:span> ms</text:p>
          </table:table-cell>
        </table:table-row>
        <table:table-row>
          <table:table-cell table:style-name="Table1.A13" office:value-type="string">
            <text:p text:style-name="P6">N=M=1000</text:p>
            <text:p text:style-name="P6">n=m=5</text:p>
          </table:table-cell>
          <table:table-cell table:style-name="Table1.B13" office:value-type="string">
            <text:p text:style-name="P6">16 - linii</text:p>
          </table:table-cell>
          <table:table-cell table:style-name="Table1.C13" office:value-type="string">
            <text:p text:style-name="P6"><text:span text:style-name="T1">14.41</text:span> ms</text:p>
          </table:table-cell>
        </table:table-row>
        <table:table-row>
          <table:table-cell table:style-name="Table1.A14" office:value-type="string">
            <text:p text:style-name="P7">N=M=1000</text:p>
            <text:p text:style-name="P7">n=m=5</text:p>
          </table:table-cell>
          <table:table-cell table:style-name="Table1.B14" office:value-type="string">
            <text:p text:style-name="P4">2 - coloane</text:p>
          </table:table-cell>
          <table:table-cell table:style-name="Table1.C14" office:value-type="string">
            <text:p text:style-name="P8">11.74</text:p>
          </table:table-cell>
        </table:table-row>
        <table:table-row>
          <table:table-cell table:style-name="Table1.A15" office:value-type="string">
            <text:p text:style-name="P7">N=M=1000</text:p>
            <text:p text:style-name="P7">n=m=5</text:p>
          </table:table-cell>
          <table:table-cell table:style-name="Table1.B15" office:value-type="string">
            <text:p text:style-name="P4"><text:span text:style-name="T1">4</text:span> - coloane</text:p>
          </table:table-cell>
          <table:table-cell table:style-name="Table1.C15" office:value-type="string">
            <text:p text:style-name="P8">15.12</text:p>
          </table:table-cell>
        </table:table-row>
        <table:table-row>
          <table:table-cell table:style-name="Table1.A15" office:value-type="string">
            <text:p text:style-name="P7">N=M=1000</text:p>
            <text:p text:style-name="P7">n=m=5</text:p>
          </table:table-cell>
          <table:table-cell table:style-name="Table1.B15" office:value-type="string">
            <text:p text:style-name="P4"><text:span text:style-name="T1">8</text:span> - coloane</text:p>
          </table:table-cell>
          <table:table-cell table:style-name="Table1.C15" office:value-type="string">
            <text:p text:style-name="P8">14.63</text:p>
          </table:table-cell>
        </table:table-row>
        <table:table-row>
          <table:table-cell table:style-name="Table1.A17" office:value-type="string">
            <text:p text:style-name="P7">N=M=1000</text:p>
            <text:p text:style-name="P7">n=m=5</text:p>
          </table:table-cell>
          <table:table-cell table:style-name="Table1.B17" office:value-type="string">
            <text:p text:style-name="P4"><text:span text:style-name="T1">16</text:span> - coloane</text:p>
          </table:table-cell>
          <table:table-cell table:style-name="Table1.C17" office:value-type="string">
            <text:p text:style-name="P8">15.44</text:p>
          </table:table-cell>
        </table:table-row>
        <table:table-row>
          <table:table-cell table:style-name="Table1.A18" office:value-type="string">
            <text:p text:style-name="Table_20_Contents"/>
          </table:table-cell>
          <table:table-cell table:style-name="Table1.B18" office:value-type="string">
            <text:p text:style-name="Table_20_Contents"/>
          </table:table-cell>
          <table:table-cell table:style-name="Table1.C18" office:value-type="string">
            <text:p text:style-name="Table_20_Contents"/>
          </table:table-cell>
        </table:table-row>
        <table:table-row>
          <table:table-cell table:style-name="Table1.A19" office:value-type="string">
            <text:p text:style-name="Table_20_Contents"/>
          </table:table-cell>
          <table:table-cell table:style-name="Table1.B19" office:value-type="string">
            <text:p text:style-name="Table_20_Contents"/>
          </table:table-cell>
          <table:table-cell table:style-name="Table1.C19" office:value-type="string">
            <text:p text:style-name="Table_20_Contents"/>
          </table:table-cell>
        </table:table-row>
        <table:table-row>
          <table:table-cell table:style-name="Table1.A20" office:value-type="string">
            <text:p text:style-name="P2">3)</text:p>
          </table:table-cell>
          <table:table-cell table:style-name="Table1.B20" office:value-type="string">
            <text:p text:style-name="Table_20_Contents"/>
          </table:table-cell>
          <table:table-cell table:style-name="Table1.C20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9">N=10</text:p>
            <text:p text:style-name="P9">M=1000</text:p>
            <text:p text:style-name="P9">n=m=5</text:p>
          </table:table-cell>
          <table:table-cell table:style-name="Table1.B21" office:value-type="string">
            <text:p text:style-name="P10">Secvential</text:p>
          </table:table-cell>
          <table:table-cell table:style-name="Table1.C21" office:value-type="string">
            <text:p text:style-name="P10"><text:span text:style-name="T1">7.200</text:span> ms</text:p>
          </table:table-cell>
        </table:table-row>
        <table:table-row>
          <table:table-cell table:style-name="Table1.A22" office:value-type="string">
            <text:p text:style-name="P9">N=10</text:p>
            <text:p text:style-name="P9">M=1000</text:p>
            <text:p text:style-name="P9">n=m=5</text:p>
          </table:table-cell>
          <table:table-cell table:style-name="Table1.B22" office:value-type="string">
            <text:p text:style-name="P10">2 - linii</text:p>
          </table:table-cell>
          <table:table-cell table:style-name="Table1.C22" office:value-type="string">
            <text:p text:style-name="P10"><text:span text:style-name="T1">11.92</text:span> ms</text:p>
          </table:table-cell>
        </table:table-row>
        <table:table-row>
          <table:table-cell table:style-name="Table1.A23" office:value-type="string">
            <text:p text:style-name="P9">N=10</text:p>
            <text:p text:style-name="P9">M=1000</text:p>
            <text:p text:style-name="P9">n=m=5</text:p>
          </table:table-cell>
          <table:table-cell table:style-name="Table1.B23" office:value-type="string">
            <text:p text:style-name="P10">4 - linii</text:p>
          </table:table-cell>
          <table:table-cell table:style-name="Table1.C23" office:value-type="string">
            <text:p text:style-name="P10"><text:span text:style-name="T1">14.05</text:span> ms</text:p>
          </table:table-cell>
        </table:table-row>
        <table:table-row>
          <table:table-cell table:style-name="Table1.A24" office:value-type="string">
            <text:p text:style-name="P9">N=10</text:p>
            <text:p text:style-name="P9">M=1000</text:p>
            <text:p text:style-name="P9">n=m=5</text:p>
          </table:table-cell>
          <table:table-cell table:style-name="Table1.B24" office:value-type="string">
            <text:p text:style-name="P10">8 - linii</text:p>
          </table:table-cell>
          <table:table-cell table:style-name="Table1.C24" office:value-type="string">
            <text:p text:style-name="P8">15.19 ms</text:p>
          </table:table-cell>
        </table:table-row>
        <text:soft-page-break/>
        <table:table-row>
          <table:table-cell table:style-name="Table1.A25" office:value-type="string">
            <text:p text:style-name="P9">N=10</text:p>
            <text:p text:style-name="P9">M=1000</text:p>
            <text:p text:style-name="P9">n=m=5</text:p>
          </table:table-cell>
          <table:table-cell table:style-name="Table1.B25" office:value-type="string">
            <text:p text:style-name="P10">16 - linii</text:p>
          </table:table-cell>
          <table:table-cell table:style-name="Table1.C25" office:value-type="string">
            <text:p text:style-name="P11">15.98 ms</text:p>
          </table:table-cell>
        </table:table-row>
        <table:table-row>
          <table:table-cell table:style-name="Table1.A26" office:value-type="string">
            <text:p text:style-name="P9">N=10</text:p>
            <text:p text:style-name="P9">M=1000</text:p>
            <text:p text:style-name="P9">n=m=5</text:p>
          </table:table-cell>
          <table:table-cell table:style-name="Table1.B26" office:value-type="string">
            <text:p text:style-name="P8">2 - coloane</text:p>
          </table:table-cell>
          <table:table-cell table:style-name="Table1.C26" office:value-type="string">
            <text:p text:style-name="P8">12.79 ms</text:p>
          </table:table-cell>
        </table:table-row>
        <table:table-row>
          <table:table-cell table:style-name="Table1.A27" office:value-type="string">
            <text:p text:style-name="P9">N=10</text:p>
            <text:p text:style-name="P9">M=1000</text:p>
            <text:p text:style-name="P9">n=m=5</text:p>
          </table:table-cell>
          <table:table-cell table:style-name="Table1.B27" office:value-type="string">
            <text:p text:style-name="P8">4 - coloane</text:p>
          </table:table-cell>
          <table:table-cell table:style-name="Table1.C27" office:value-type="string">
            <text:p text:style-name="P11">16.00 ms</text:p>
          </table:table-cell>
        </table:table-row>
        <table:table-row>
          <table:table-cell table:style-name="Table1.A28" office:value-type="string">
            <text:p text:style-name="P9">N=10</text:p>
            <text:p text:style-name="P9">M=1000</text:p>
            <text:p text:style-name="P9">n=m=5</text:p>
          </table:table-cell>
          <table:table-cell table:style-name="Table1.B28" office:value-type="string">
            <text:p text:style-name="P8">8 - coloane</text:p>
          </table:table-cell>
          <table:table-cell table:style-name="Table1.C28" office:value-type="string">
            <text:p text:style-name="P11">16.32 ms</text:p>
          </table:table-cell>
        </table:table-row>
        <table:table-row>
          <table:table-cell table:style-name="Table1.A29" office:value-type="string">
            <text:p text:style-name="P9">N=10</text:p>
            <text:p text:style-name="P9">M=1000</text:p>
            <text:p text:style-name="P9">n=m=5</text:p>
          </table:table-cell>
          <table:table-cell table:style-name="Table1.B29" office:value-type="string">
            <text:p text:style-name="P8">16 - coloane</text:p>
          </table:table-cell>
          <table:table-cell table:style-name="Table1.C29" office:value-type="string">
            <text:p text:style-name="P11">15.49 ms</text:p>
          </table:table-cell>
        </table:table-row>
        <table:table-row>
          <table:table-cell table:style-name="Table1.A30" office:value-type="string">
            <text:p text:style-name="Table_20_Contents"/>
          </table:table-cell>
          <table:table-cell table:style-name="Table1.B30" office:value-type="string">
            <text:p text:style-name="Table_20_Contents"/>
          </table:table-cell>
          <table:table-cell table:style-name="Table1.C30" office:value-type="string">
            <text:p text:style-name="Table_20_Contents"/>
          </table:table-cell>
        </table:table-row>
        <table:table-row>
          <table:table-cell table:style-name="Table1.A31" office:value-type="string">
            <text:p text:style-name="Table_20_Contents"/>
          </table:table-cell>
          <table:table-cell table:style-name="Table1.B31" office:value-type="string">
            <text:p text:style-name="Table_20_Contents"/>
          </table:table-cell>
          <table:table-cell table:style-name="Table1.C31" office:value-type="string">
            <text:p text:style-name="Table_20_Contents"/>
          </table:table-cell>
        </table:table-row>
        <table:table-row>
          <table:table-cell table:style-name="Table1.A31" office:value-type="string">
            <text:p text:style-name="P2">4)</text:p>
          </table:table-cell>
          <table:table-cell table:style-name="Table1.B31" office:value-type="string">
            <text:p text:style-name="Table_20_Contents"/>
          </table:table-cell>
          <table:table-cell table:style-name="Table1.C31" office:value-type="string">
            <text:p text:style-name="Table_20_Contents"/>
          </table:table-cell>
        </table:table-row>
        <table:table-row>
          <table:table-cell table:style-name="Table1.A33" office:value-type="string">
            <text:p text:style-name="P9">N=10<text:span text:style-name="T2">00</text:span></text:p>
            <text:p text:style-name="P9">M=10</text:p>
            <text:p text:style-name="P9">n=m=5</text:p>
          </table:table-cell>
          <table:table-cell table:style-name="Table1.B33" office:value-type="string">
            <text:p text:style-name="P10">secvential</text:p>
          </table:table-cell>
          <table:table-cell table:style-name="Table1.C33" office:value-type="string">
            <text:p text:style-name="P10"><text:span text:style-name="T3">7.96</text:span> ms</text:p>
          </table:table-cell>
        </table:table-row>
        <table:table-row>
          <table:table-cell table:style-name="Table1.A34" office:value-type="string">
            <text:p text:style-name="P9">N=10</text:p>
            <text:p text:style-name="P9">M=1000</text:p>
            <text:p text:style-name="P9">n=m=5</text:p>
          </table:table-cell>
          <table:table-cell table:style-name="Table1.B34" office:value-type="string">
            <text:p text:style-name="P10">2 - linii</text:p>
          </table:table-cell>
          <table:table-cell table:style-name="Table1.C34" office:value-type="string">
            <text:p text:style-name="P11">11.03 ms</text:p>
          </table:table-cell>
        </table:table-row>
        <table:table-row>
          <table:table-cell table:style-name="Table1.A35" office:value-type="string">
            <text:p text:style-name="P9">N=10</text:p>
            <text:p text:style-name="P9">M=1000</text:p>
            <text:p text:style-name="P9">n=m=5</text:p>
          </table:table-cell>
          <table:table-cell table:style-name="Table1.A1" office:value-type="string">
            <text:p text:style-name="P10">4 - linii</text:p>
          </table:table-cell>
          <table:table-cell table:style-name="Table1.C35" office:value-type="string">
            <text:p text:style-name="P11">15.14 ms</text:p>
          </table:table-cell>
        </table:table-row>
        <table:table-row>
          <table:table-cell table:style-name="Table1.A36" office:value-type="string">
            <text:p text:style-name="P9">N=10</text:p>
            <text:p text:style-name="P9">M=1000</text:p>
            <text:p text:style-name="P9">n=m=5</text:p>
          </table:table-cell>
          <table:table-cell table:style-name="Table1.B36" office:value-type="string">
            <text:p text:style-name="P10">8 - linii</text:p>
          </table:table-cell>
          <table:table-cell table:style-name="Table1.C36" office:value-type="string">
            <text:p text:style-name="P11">15.77 ms</text:p>
          </table:table-cell>
        </table:table-row>
        <table:table-row>
          <table:table-cell table:style-name="Table1.A37" office:value-type="string">
            <text:p text:style-name="P9">N=10</text:p>
            <text:p text:style-name="P9">M=1000</text:p>
            <text:p text:style-name="P9">n=m=5</text:p>
          </table:table-cell>
          <table:table-cell table:style-name="Table1.B37" office:value-type="string">
            <text:p text:style-name="P10">16 - linii</text:p>
          </table:table-cell>
          <table:table-cell table:style-name="Table1.C37" office:value-type="string">
            <text:p text:style-name="P11">14.97 ms</text:p>
          </table:table-cell>
        </table:table-row>
        <table:table-row>
          <table:table-cell table:style-name="Table1.A38" office:value-type="string">
            <text:p text:style-name="P9">N=10</text:p>
            <text:p text:style-name="P9">M=1000</text:p>
            <text:p text:style-name="P9">n=m=5</text:p>
          </table:table-cell>
          <table:table-cell table:style-name="Table1.B38" office:value-type="string">
            <text:p text:style-name="P11">2 - coloane</text:p>
          </table:table-cell>
          <table:table-cell table:style-name="Table1.C38" office:value-type="string">
            <text:p text:style-name="P11">10.64 ms</text:p>
          </table:table-cell>
        </table:table-row>
        <table:table-row>
          <table:table-cell table:style-name="Table1.A39" office:value-type="string">
            <text:p text:style-name="P9">N=10</text:p>
            <text:p text:style-name="P9">M=1000</text:p>
            <text:p text:style-name="P9">n=m=5</text:p>
          </table:table-cell>
          <table:table-cell table:style-name="Table1.B39" office:value-type="string">
            <text:p text:style-name="P12"><text:span text:style-name="T3">4</text:span> - <text:span text:style-name="T3">coloane</text:span></text:p>
          </table:table-cell>
          <table:table-cell table:style-name="Table1.C39" office:value-type="string">
            <text:p text:style-name="P11">14.77 ms</text:p>
          </table:table-cell>
        </table:table-row>
        <table:table-row>
          <table:table-cell table:style-name="Table1.A40" office:value-type="string">
            <text:p text:style-name="P9">N=10</text:p>
            <text:p text:style-name="P9">M=1000</text:p>
            <text:p text:style-name="P9">n=m=5</text:p>
          </table:table-cell>
          <table:table-cell table:style-name="Table1.B40" office:value-type="string">
            <text:p text:style-name="P12"><text:span text:style-name="T3">8</text:span> - <text:span text:style-name="T3">coloane</text:span></text:p>
          </table:table-cell>
          <table:table-cell table:style-name="Table1.C40" office:value-type="string">
            <text:p text:style-name="P11">15.80 ms</text:p>
          </table:table-cell>
        </table:table-row>
        <table:table-row table:style-name="Table1.41">
          <table:table-cell table:style-name="Table1.A40" office:value-type="string">
            <text:p text:style-name="P9">N=10</text:p>
            <text:p text:style-name="P9">M=1000</text:p>
            <text:p text:style-name="P9"><text:soft-page-break/>n=m=5</text:p>
          </table:table-cell>
          <table:table-cell table:style-name="Table1.B40" office:value-type="string">
            <text:p text:style-name="P12">16 - <text:span text:style-name="T3">coloane</text:span></text:p>
          </table:table-cell>
          <table:table-cell table:style-name="Table1.C40" office:value-type="string">
            <text:p text:style-name="P11">14.16 ms</text:p>
          </table:table-cell>
        </table:table-row>
        <table:table-row>
          <table:table-cell table:style-name="Table1.A42" office:value-type="string">
            <text:p text:style-name="Table_20_Contents"/>
          </table:table-cell>
          <table:table-cell table:style-name="Table1.B42" office:value-type="string">
            <text:p text:style-name="Table_20_Contents"/>
          </table:table-cell>
          <table:table-cell table:style-name="Table1.C42" office:value-type="string">
            <text:p text:style-name="Table_20_Contents"/>
          </table:table-cell>
        </table:table-row>
        <table:table-row>
          <table:table-cell table:style-name="Table1.A43" office:value-type="string">
            <text:p text:style-name="Table_20_Contents"/>
          </table:table-cell>
          <table:table-cell table:style-name="Table1.B43" office:value-type="string">
            <text:p text:style-name="Table_20_Contents"/>
          </table:table-cell>
          <table:table-cell table:style-name="Table1.C43" office:value-type="string">
            <text:p text:style-name="Table_20_Contents"/>
          </table:table-cell>
        </table:table-row>
        <table:table-row>
          <table:table-cell table:style-name="Table1.A44" office:value-type="string">
            <text:p text:style-name="P2">5)</text:p>
          </table:table-cell>
          <table:table-cell table:style-name="Table1.B44" office:value-type="string">
            <text:p text:style-name="Table_20_Contents"/>
          </table:table-cell>
          <table:table-cell table:style-name="Table1.C44" office:value-type="string">
            <text:p text:style-name="Table_20_Contents"/>
          </table:table-cell>
        </table:table-row>
        <table:table-row>
          <table:table-cell table:style-name="Table1.A45" office:value-type="string">
            <text:p text:style-name="P13">N=10<text:span text:style-name="T4">00</text:span></text:p>
            <text:p text:style-name="P13">M=1000</text:p>
            <text:p text:style-name="P13">n=m=5</text:p>
          </table:table-cell>
          <table:table-cell table:style-name="Table1.B45" office:value-type="string">
            <text:p text:style-name="P2">secvential</text:p>
          </table:table-cell>
          <table:table-cell table:style-name="Table1.C45" office:value-type="string">
            <text:p text:style-name="P2">3717</text:p>
          </table:table-cell>
        </table:table-row>
        <table:table-row>
          <table:table-cell table:style-name="Table1.A46" office:value-type="string">
            <text:p text:style-name="P13">N=10<text:span text:style-name="T4">00</text:span></text:p>
            <text:p text:style-name="P13">M=1000</text:p>
            <text:p text:style-name="P13">n=m=5</text:p>
          </table:table-cell>
          <table:table-cell table:style-name="Table1.B46" office:value-type="string">
            <text:p text:style-name="P2">2 - linii</text:p>
          </table:table-cell>
          <table:table-cell table:style-name="Table1.C46" office:value-type="string">
            <text:p text:style-name="P2">5124</text:p>
          </table:table-cell>
        </table:table-row>
        <table:table-row>
          <table:table-cell table:style-name="Table1.A47" office:value-type="string">
            <text:p text:style-name="P13">N=10<text:span text:style-name="T4">00</text:span></text:p>
            <text:p text:style-name="P13">M=1000</text:p>
            <text:p text:style-name="P13">n=m=5</text:p>
          </table:table-cell>
          <table:table-cell table:style-name="Table1.B47" office:value-type="string">
            <text:p text:style-name="P2">4 - linii</text:p>
          </table:table-cell>
          <table:table-cell table:style-name="Table1.C47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4">Analiza</text:p>
      <text:p text:style-name="P14"/>
      <text:list text:style-name="L1">
        <text:list-item>
          <text:p text:style-name="P15"><text:span text:style-name="T5">Comparati performanta pentru fiecare caz – secvential versus paralel si variantele paralele intre ele.</text:span>  </text:p>
        </text:list-item>
        <text:list-item>
          <text:p text:style-name="P15"><text:span text:style-name="T5">Comparati timpii de executie obtinuti cu implementarea Java versus implementarea C++.</text:span>  </text:p>
        </text:list-item>
        <text:list-item>
          <text:p text:style-name="P15"><text:span text:style-name="T5">Comparati cele doua variante pentru implementarea C++.</text:span>  </text:p>
        </text:list-item>
      </text:list>
      <text:p text:style-name="P16"/>
      <text:p text:style-name="P16"/>
      <text:p text:style-name="P16">Java:</text:p>
      <text:list text:style-name="L2">
        <text:list-item>
          <text:p text:style-name="P17">pentru primul caz N=M=10 , n=m=3 variantele paralele s-au descurcat mai bine fata de cel secvential</text:p>
        </text:list-item>
        <text:list-item>
          <text:p text:style-name="P17">pentru restul cazurilor, surprinzator varianta secventiala s-a descurcat mai bine decat variantele parelele<text:tab/></text:p>
        </text:list-item>
        <text:list-item>
          <text:p text:style-name="P17">pentru cazul N=M=1000, n=m=5, nu s-au observat rezultate destul de diferite intre cele doua programe paralele</text:p>
        </text:list-item>
        <text:list-item>
          <text:p text:style-name="P17">pentru cazul N=10, M=1000 s-a descurcat mai bine varianta de procesat mai multe linii asociate unui thread</text:p>
        </text:list-item>
        <text:list-item>
          <text:p text:style-name="P17">pentru cazul N=1000, M=10 am avut performante mai bune pentru varianta pe verticala, adica de procesat mai multe coloane pentru un thread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1T22:22:39.198056100</meta:creation-date>
    <dc:date>2025-10-12T17:21:03.800040300</dc:date>
    <meta:editing-duration>PT33M14S</meta:editing-duration>
    <meta:editing-cycles>4</meta:editing-cycles>
    <meta:generator>LibreOffice/25.2.5.2$Windows_X86_64 LibreOffice_project/03d19516eb2e1dd5d4ccd751a0d6f35f35e08022</meta:generator>
    <meta:document-statistic meta:table-count="1" meta:image-count="0" meta:object-count="0" meta:page-count="3" meta:paragraph-count="170" meta:word-count="368" meta:character-count="1912" meta:non-whitespace-character-count="1709"/>
  </office:meta>
</office:document-meta>
</file>